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Fine I’ll indulge you. Just for tonight, you get to write as you wish. Lovely background you’ve found.</text:p>
      <text:p text:style-name="Normal">So what do we write about? Beats me... Anything is fine. Anything you want.</text:p>
      <text:p text:style-name="Normal"/>
      <text:p text:style-name="Normal">Diving into a world is the most fundamental aspect of writing, and I’ve forgotten about it. That’s why it felt wrong when I wrote back then, I wasn’t into the story myself. Gee.. If you’re not into the story, how do you expect the reader to be into it?Oh well, at least we have insight on what we want now.</text:p>
      <text:p text:style-name="Normal">You know what I want to write about. Create a story that you’ll dive into. And make it about that. Also, keep it simple like your fortune biscuit told you to. The world will thank you for that Hajime!</text:p>
      <text:p text:style-name="Normal"/>
      <text:p text:style-name="Normal">Chapter 1: Nightmares aren’t confined to the Dream World</text:p>
      <text:p text:style-name="Normal">The game is yours. You know how to write, it all starts with an idea. So go and get that ide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 cowardly and kind heart. On the eve of his seventh birthday, he had a strange dream, and it was strange because he remembered how it started.</text:p>
      <text:p text:style-name="Normal">He was on a small asteroid travelling through space. The asteroid would have been comfortable had there only been one person, but that wasn’t the case. There was someone else travelling with him, a little prince from a faraway place, on his way back home. He thought that the little prince wasn’t that good at conversations, because he thought only of asking questions, and never answered any. One of the questions the little prince asked was:</text:p>
      <text:p text:style-name="Normal">“Where are you going?”</text:p>
      <text:p text:style-name="Normal">“I’m going back to my planet, it’s that blue planet over there, it’s called Blue Marble.” </text:p>
      <text:p text:style-name="Normal">“It’s a beautiful planet, yours,” the little prince said, “it’s much much bigger than my home”</text:p>
      <text:p text:style-name="Normal">“Is your home small?” he asked to the little prince. But he didn’t get an answer, only another question: </text:p>
      <text:p text:style-name="Normal">“Why are you going back to your planet?”</text:p>
      <text:p text:style-name="Normal">He was starting to get upset that the little prince never answered questions, so he thought he wouldn’t answer any questions either to make things fair. But the little prince didn’t care about that.</text:p>
      <text:p text:style-name="Normal">“Why are you going back to your planet?” he asked again. It was clear that no malice was intended when the little prince didn’t answer questions. He didn’t know why it was clear, but it was clear.</text:p>
      <text:p text:style-name="Normal">“Why are you going back to your planet?” the prince asked for a third time.</text:p>
      <text:p text:style-name="Normal">“Because my friend and I forgot our pencil cases there,” he finally answered, “and we need them because classes are going to start soon.”</text:p>
      <text:p text:style-name="Normal">It’s a common misconception that dreams don’t make any sense, that they follow no rule. All dreams, however strange, follow a certain logic. A flawed logic, maybe, but a logic nonetheless. It is different for every person and for every dream, but it is there, and it cannot be said that it isn’t.</text:p>
      <text:p text:style-name="Normal">They finally arrived at the planet, so he bid farewell to the little prince, and jumped into the clouds. He landed on a very big flat cloud, and to greet him was a little girl, about his age. She said that she’d accompany him, and that together they’d go find the pencil cases. The cloud was connected to another equally big flat cloud through a bridge, and beyond that bridge was a castle like he’d never seen before. Its size was beyond any building he ever saw, and he wondered whether it was people who built it or fairies. </text:p>
      <text:p text:style-name="Normal">Before they crossed the bridge, the little girl told him to hold her hand, and that no matter what happened, to never let go. He didn’t wonder why, he just wanted to find the pencil cases, or he and his friend would get scolded by the teacher.</text:p>
      <text:p text:style-name="Normal">Nothing unusual happened when they crossed the bridge, but when he looked behind him, the cloud on which he landed was already drifting away. He wondered how he’d arrive to class if that cloud wasn’t there, and he didn’t know, but he’d figure something out once the time comes.</text:p>
      <text:p text:style-name="Normal">As they walked towards the castle entrance, all kinds of strange people appeared. There were giants, there were big round bunnies with a big smile on their faces, there were flowers who bloomed so they could see who the new guests were, and there was even a butler who came to them to offer to show them around the castle.</text:p>
      <text:p text:style-name="Normal">The little girl politely declined the invitation, saying that they were on an important mission to find something, and the butler, a little dejected, instead turned towards him, and, with a smile, proposed him a lollipop. He wanted to take it, but then he remembered that he must not let go of the girl’s hand, so he refused politely too; it never occurred to him to use his other hand, because that’s how things must be in dreams.The butler went back in a little sad, but he kept the castle doors wide open for them.</text:p>
      <text:p text:style-name="Normal">As they entered the castle, yet more strange people appeared. This time, the castle was full of armours walking around, sword in hand, to patrol the castle. Some armours looked like they belonged to knights who were truly worthy of that title, others looked funny, some were fat and short, others were very tall and very slim, and some were the size of a mouse. All were walking around, mostly ignoring the two guests, except when they accidentally bumped into them, and in that case the knights made a bow to apologize and picked up whatever piece of them had fallen off in the collision.</text:p>
      <text:p text:style-name="Normal">The two went upstairs, and she explained to him that now they’d have to keep going downstairs to find the chest where the pencil cases were stored.</text:p>
      <text:p text:style-name="Normal">But the further down they went, the darker it got, and every once in a while, the stairs ended in a wooden door that they’d have to open and that would lead to yet more stairs. And for each door they went through, the light got dimmer and dimmer. They had walked for a while now, and there was no one to be found, they were the only things alive down there.</text:p>
      <text:p text:style-name="Normal">The little girl had always been the one to open the doors for them, so he started feeling that he should do something too. After all, it was for his sake that they were going down all those dark stairs. And so, at one point, he decided that he’d be the one to open a door, and he did just that.</text:p>
      <text:p text:style-name="Normal">Only, he had let go of her hand in the process. </text:p>
      <text:p text:style-name="Normal">He realized what he’d done, but before he could get a hold of her hand again, he was pushed through the door, and it slammed shut just as he passed.</text:p>
      <text:p text:style-name="Normal">He tried to open the door with all his might, but it just wouldn’t budge. Suddenly, someone started banging on the other side of the door. It wasn’t the little girl. He didn’t know how he knew that, but he knew that it wasn’t the little girl.</text:p>
      <text:p text:style-name="Normal">At first, he listened, but as the banging got louder and stronger, he got more and more scared; whatever was beyond that door, he didn’t want to meet it. The door started pushing open, and as it did, long, dark, hairy spider legs slowly crept through. He hated spiders, they were the one thing that scared him the most. And so, he started running down the stairs. He wanted to run as fast as he could, and he knew that he could be very fast indeed. But not then. He ran all he could, he ran with all of his force, but he was sluggish, very sluggish, as though he were trying to run through mud. but there was no mud, there was nothing there. And behind him, the door opened.</text:p>
      <text:p text:style-name="Normal">The moment it did, he became frozen with fear. He wanted to get away from there, in his mind he was screaming at himself to move, but his body wouldn’t listen. He was paralysed, frozen in place, and it which opened the door, ever so slowly, approached him. The closer it got, the more scared he became. The closer it got, the more he gave in to fear. And then, its hand reached for his shoulder, and that was the first time he met with despair. He had never been so scared before, and the hand on him felt as though it were sucking his soul away.</text:p>
      <text:p text:style-name="Normal">But the little girl came back. She appeared at his side, and she held his hand again. The moment she did, it disappeared.</text:p>
      <text:p text:style-name="Normal">All the fear, all the despair, everything was gone in a moment, as soon as she was back. It wasn’t dark any more, sunlight was filtering through some openings in the walls. And she told him that everything was fine, and that there was no longer anything to be scared of. And then, just like that, he woke up. <text:s text:c="1"/></text:p>
      <text:p text:style-name="Normal">The alarm was ringing rather loudly, and shortly after, it stopped; the school was very strict on this: it meant it was time to get out of bed. <text:s text:c="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Which direction to take? Which direction to take? Ah, I still don’t know about that, I have yet to decide. In fact there are so many things that I have yet to decide, but it’s tough, just like it’s supposed to be.</text:p>
      <text:p text:style-name="Normal">One thing’s for sure, you want that little boy to grow into a fine young man. But how to do that? That’s a hard question, considering the adventures that he will undertake. Adventure is not the correct word here, but whatever.</text:p>
      <text:p text:style-name="Normal">It may come as a strange hint, but regarding the title of this chapter, “Nightmares aren’t confined to the Dream World”, do you still want to go through with that? It’s much much darker than I’d like it to be, and god knows if any amount of sugar coating will be enough. The other path is to keep the rest of that day’s event for later. To keep this story simple, you know, because it’s much much better when a simple story unveils itself into a more and more complex one, all while maintaining that simplicity. It’s hard to explain but basically, I want the reader to perceive everything clearly, and to think that things are fairly simple, but once they try to explain what actually happens, they realize that it’s not quite that simple. Or maybe not. That’s not quite what I want. Yes, I love Spirited Away, but that style is not fitting here. At least not always. You’re one to talk given that initial dream.</text:p>
      <text:p text:style-name="Normal"/>
      <text:p text:style-name="Normal">You remember what you told me? “God doesn’t play dices”. So, do you want to break the rule? No. It’s far too important. I’ll think it through.</text:p>
      <text:p text:style-name="Normal"/>
      <text:p text:style-name="Normal"/>
      <text:p text:style-name="Normal"/>
      <text:p text:style-name="Normal"/>
      <text:p text:style-name="Normal"/>
      <text:p text:style-name="Normal"/>
      <text:p text:style-name="Normal"/>
      <text:p text:style-name="Normal"/>
      <text:p text:style-name="Normal"/>
      <text:p text:style-name="Normal">Chapter x: Untitled</text:p>
      <text:p text:style-name="Normal"/>
      <text:p text:style-name="Normal">The demons of our world</text:p>
      <text:p text:style-name="Normal"/>
      <text:p text:style-name="Normal">“Demons? There are no demons here. Or maybe there are, but it’s not who you think. From your throne above, with the humanity that chance granted you, you decided that they would be the demons of our world, that they’re the evil that needs to be defeated, and that you’re the knight in shining armour who will slay them. It is time you wake up from your reveries. There are no angels nor demons in this world, there are simply entities who come in all shapes and form. And if one of them had to be chosen to be given the role of a natural demon, trust me, an impartial eye wouldn’t choose them. No, if <text:s text:c="1"/>there ever to be any demon walking this earth, that would be us. What they merely show us in night terrors, we exact on our kin with delight. The life they take away, we can fight to get back. The lives we take away are lost forever and can never be gotten again. It is our kind which revels in killing our enemies, in raping their wives and daughters, and nothing we do can ever change that. You have witnessed it yourself, our true nature, our sadism, our willingness and wish to hurt. The real monsters lie in us, Ace, and nothing we do can ever change that. It is nature’s gift, one that cannot be returned. Yes, the life that we have has a cost, a great cost. For one life to burn bright, countless others must be used to fuel it. We humans are especially efficient at that. We made the killing of literal billions of non-human life acceptable, so that it wouldn’t weigh in on our conscience, and frankly, that was the right thing to do. We cannot stay alive if we do not take life from others. No one can, and the best of intentions will not change that. If there ever had to be demons in this world, it would be us.”</text:p>
      <text:p text:style-name="Normal"/>
      <text:p text:style-name="Normal"/>
      <text:p text:style-name="Normal"/>
      <text:p text:style-name="Normal"/>
      <text:p text:style-name="Normal"/>
      <text:p text:style-name="Normal"/>
      <text:p text:style-name="Normal">I thought up an idea: the march of the 1000, the ones who chose execution. I trust you’ll remember the rest. But the point is, that idea, I liked it so much that I decided on the course we’d take, just so we could arrive at that idea. Ah, if you’d seen me while I thought up that idea, you’d laugh. If you’d been me while i thought up that idea, you’d act the way I did.</text:p>
      <text:p text:style-name="Normal">So, as a continuation of what I’d written on the drea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